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’ORFEO (1607) </text:p>
      <text:p text:style-name="Standard">TOCCATA</text:p>
      <text:p text:style-name="Standard">PROLOGO</text:p>
      <text:p text:style-name="Standard"><text:span text:style-name="T1">Ritornello</text:span></text:p>
      <text:p text:style-name="Standard">LA MUSICA</text:p>
      <text:p text:style-name="Standard">Dal mio permesso* amato a voi ne vegno,</text:p>
      <text:p text:style-name="Standard">Incliti eroi, sangue gentil de’ regi,</text:p>
      <text:p text:style-name="Standard">Di cui narra la fama eccelsi pregi,</text:p>
      <text:p text:style-name="Standard">Né giunge al ver, perch’è tropp’alto il segno.</text:p>
      <text:p text:style-name="Standard"/>
      <text:p text:style-name="Standard">Io la Musica son, ch’ai dolci accenti</text:p>
      <text:p text:style-name="Standard">So far tranquillo agni turbato core,</text:p>
      <text:p text:style-name="Standard">Et or di nobil ira et or d’amore</text:p>
      <text:p text:style-name="Standard">Poss’infiammar le più gelate menti.</text:p>
      <text:p text:style-name="Standard"/>
      <text:p text:style-name="Standard">Io su cetera d’or cantando soglio</text:p>
      <text:p text:style-name="Standard">Mortal orecchio lusingar talora ;</text:p>
      <text:p text:style-name="Standard">E in questa guisa all’armonia sonora</text:p>
      <text:p text:style-name="Standard">Della lira del ciel più l’alme invoglio.</text:p>
      <text:p text:style-name="Standard"/>
      <text:p text:style-name="Standard">Quinci a dirvi d’Orfeo desio mi sprona,</text:p>
      <text:p text:style-name="Standard">D’Orfeo che trasseAl suo cantar le fere,</text:p>
      <text:p text:style-name="Standard">E servo fé l’Inferno a sue preghiere,</text:p>
      <text:p text:style-name="Standard">Gloria immortal di Pindo e d’Elicona.</text:p>
      <text:p text:style-name="Standard"/>
      <text:p text:style-name="Standard">Or mentre i canti alterno, or lieti or mesti,</text:p>
      <text:p text:style-name="Standard">Non si mova augellin fra queste piante,</text:p>
      <text:p text:style-name="Standard">Né s’oda in queste rive onda sonante,</text:p>
      <text:p text:style-name="Standard">Et ogni auretta in suo cammin s’arresti.</text:p>
      <text:p text:style-name="Standard"><text:s/></text:p>
      <text:p text:style-name="Standard">ATTO PRIMO</text:p>
      <text:p text:style-name="Standard">PASTORE</text:p>
      <text:p text:style-name="Standard">In questo lieto e fortunato giorno</text:p>
      <text:p text:style-name="Standard">Ch’ha posta fine a gli amorosi affanni</text:p>
      <text:p text:style-name="Standard">Del nostro semideo, cantiam, pastori,</text:p>
      <text:p text:style-name="Standard">In si soavi accenti,</text:p>
      <text:p text:style-name="Standard">Che sian degni d’Orfeo nostri concenti.</text:p>
      <text:p text:style-name="Standard">Oggi fatta è pietosa</text:p>
      <text:p text:style-name="Standard">L’alma già si sdegnosa</text:p>
      <text:p text:style-name="Standard">Della bell’ Euridice. Oggi fatto è felice</text:p>
      <text:p text:style-name="Standard">Orfeo nel sen di lei, per cui già tanto</text:p>
      <text:p text:style-name="Standard">Per queste selve ha sospirato e pianto.</text:p>
      <text:p text:style-name="Standard"/>
      <text:p text:style-name="Standard">Dunque in si lieto e fortunato giorno</text:p>
      <text:p text:style-name="Standard">Ch’ha posto fine a gli amorosi affanni <text:span text:style-name="T1">ecc</text:span></text:p>
      <text:p text:style-name="Standard"><text:span text:style-name="T1"/></text:p>
      <text:p text:style-name="Standard">CORO DI NINFE E PASTORI</text:p>
      <text:p text:style-name="Standard">Vieni, Imeneo, deh, vieni</text:p>
      <text:p text:style-name="Standard">E la tua face ardente</text:p>
      <text:p text:style-name="Standard">Sia quasi un sol nacente</text:p>
      <text:p text:style-name="Standard">Ch’apporti a queti amanti i di sereni</text:p>
      <text:p text:style-name="Standard">E lunghe omai disgombre</text:p>
      <text:p text:style-name="Standard"><text:soft-page-break/>Degli affanni e del duol gli orrori e l’ombre.</text:p>
      <text:p text:style-name="Standard"/>
      <text:p text:style-name="Standard">NINFA</text:p>
      <text:p text:style-name="Standard">Muse, onor di Parnaso, amor del cielo,</text:p>
      <text:p text:style-name="Standard">Gentil conforto a sconsolato core,</text:p>
      <text:p text:style-name="Standard">Vostre cetre sonore</text:p>
      <text:p text:style-name="Standard">Squarcino d’ogni nub’il fosco velo;</text:p>
      <text:p text:style-name="Standard">E mentre oggi propizio al nostro Orfeo</text:p>
      <text:p text:style-name="Standard">Invochiam Imeneo</text:p>
      <text:p text:style-name="Standard">Su ben temprate corde,</text:p>
      <text:p text:style-name="Standard">Sia il vostro canto al nostro suon concorde.</text:p>
      <text:p text:style-name="Standard"/>
      <text:p text:style-name="P1">BALLETTO</text:p>
      <text:p text:style-name="Standard">CORO DI NINFE E PASTORI</text:p>
      <text:p text:style-name="Standard">Lasciate i monti,</text:p>
      <text:p text:style-name="Standard">Lasciate I fonti,</text:p>
      <text:p text:style-name="Standard">Ninfe vezzose e liete.</text:p>
      <text:p text:style-name="Standard">E in questi prati</text:p>
      <text:p text:style-name="Standard">Ai balli usati</text:p>
      <text:p text:style-name="Standard">Vago il bel piè rendete.</text:p>
      <text:p text:style-name="Standard"/>
      <text:p text:style-name="Standard">Qui miri il sole</text:p>
      <text:p text:style-name="Standard">Vostre carole,</text:p>
      <text:p text:style-name="Standard">Più vaghe assai di quelle</text:p>
      <text:p text:style-name="Standard">Ond’alla luna,</text:p>
      <text:p text:style-name="Standard">La notte bruna,</text:p>
      <text:p text:style-name="Standard">Danzano in ciel le stelle.</text:p>
      <text:p text:style-name="Standard">Lasciate I monti, <text:span text:style-name="T1">ecc.</text:span></text:p>
      <text:p text:style-name="Standard">Poi di bei fiori</text:p>
      <text:p text:style-name="Standard">Per voi s’onori</text:p>
      <text:p text:style-name="Standard">Di questi amanti il crine,</text:p>
      <text:p text:style-name="Standard">Ch’or dei martiri</text:p>
      <text:p text:style-name="Standard">Dei lor desiri</text:p>
      <text:p text:style-name="Standard">Godon beati al fine.</text:p>
      <text:p text:style-name="Standard"/>
      <text:p text:style-name="Standard"><text:span text:style-name="T1">Ritornello</text:span></text:p>
      <text:p text:style-name="Standard">PASTORE</text:p>
      <text:p text:style-name="Standard">Ma tu, gentil cantor, s’a tuoi lamenti</text:p>
      <text:p text:style-name="Standard">Già festi lagrimar queste campagne,</text:p>
      <text:p text:style-name="Standard">Perch’ora al suon de la famosa cetra</text:p>
      <text:p text:style-name="Standard">Non fai teco gioir le valli e i poggi ?</text:p>
      <text:p text:style-name="Standard">Sia testimon del core</text:p>
      <text:p text:style-name="Standard">Qualche lieta canzon che detti Amore.</text:p>
      <text:p text:style-name="Standard"/>
      <text:p text:style-name="Standard">ORFEO</text:p>
      <text:p text:style-name="Standard">Rosa del ciel, vita del mondo, e degna</text:p>
      <text:p text:style-name="Standard">Prole di lui che l’universo affrena</text:p>
      <text:p text:style-name="Standard">Sol, che ‘l tutto circondi e ‘l tutto miri</text:p>
      <text:p text:style-name="Standard">Dagli stellanti giri:</text:p>
      <text:p text:style-name="Standard">Dimmi, vedesti mai</text:p>
      <text:p text:style-name="Standard">Di me più lieto e fortunato amante ?</text:p>
      <text:p text:style-name="Standard">Fu ben felice il giorno,</text:p>
      <text:p text:style-name="Standard"><text:soft-page-break/>Mio ben, che pria ti vidi,</text:p>
      <text:p text:style-name="Standard">E più felice l’ora</text:p>
      <text:p text:style-name="Standard">Che per te sospirai,</text:p>
      <text:p text:style-name="Standard">Poich’al moi sospirar tu sospirasti ;</text:p>
      <text:p text:style-name="Standard">Felicissimo il punto</text:p>
      <text:p text:style-name="Standard">Che la candida mano,</text:p>
      <text:p text:style-name="Standard">Pegno di pura fede, ame porgesti.</text:p>
      <text:p text:style-name="Standard">Se tanti cori avessi</text:p>
      <text:p text:style-name="Standard">Qanti occhi ha ‘l ciel eterno, e quante chiome</text:p>
      <text:p text:style-name="Standard">Han questi colli ameni il verde maggio,</text:p>
      <text:p text:style-name="Standard">Tutti colmi sarieno e traboccanti</text:p>
      <text:p text:style-name="Standard">Di quel piacer ch’oggi mi fa contento.</text:p>
      <text:p text:style-name="Standard"/>
      <text:p text:style-name="Standard">EURIDICE</text:p>
      <text:p text:style-name="Standard">Io non diro qual sia</text:p>
      <text:p text:style-name="Standard">Nel tuo gioir, Orfeo, la gioia mia,</text:p>
      <text:p text:style-name="Standard">Ché non ho meco il core,</text:p>
      <text:p text:style-name="Standard">Ma teco stassi in compagnia d’Amore.</text:p>
      <text:p text:style-name="Standard">Chiedilo dunque a lui s’intender brami</text:p>
      <text:p text:style-name="Standard">Quanto lieta gioisca e quanto t’ami.</text:p>
      <text:p text:style-name="Standard"/>
      <text:p text:style-name="Standard"><text:span text:style-name="T2">BALLETTO</text:span></text:p>
      <text:p text:style-name="Standard">CORO DI NINFE E PASTORI</text:p>
      <text:p text:style-name="Standard">Lasciate i monti</text:p>
      <text:p text:style-name="Standard">Lasciate i fonti</text:p>
      <text:p text:style-name="Standard">Ninfe vezzose e liete.</text:p>
      <text:p text:style-name="Standard">E in questi prati</text:p>
      <text:p text:style-name="Standard">Ai balli usati Vago il bel piè rendete.</text:p>
      <text:p text:style-name="Standard"/>
      <text:p text:style-name="Standard">Qui miri il sole</text:p>
      <text:p text:style-name="Standard">Vostre carole,</text:p>
      <text:p text:style-name="Standard">Più vaghe assai di quelle</text:p>
      <text:p text:style-name="Standard">Ond’alla luna,</text:p>
      <text:p text:style-name="Standard">La notte bruna,</text:p>
      <text:p text:style-name="Standard">Danzano in ciel le stelle.</text:p>
      <text:p text:style-name="Standard"/>
      <text:p text:style-name="Standard">Vieni, Imeneo, deh, vieni,</text:p>
      <text:p text:style-name="Standard">E la tua face ardente</text:p>
      <text:p text:style-name="Standard">Sia quasi un sol nascente</text:p>
      <text:p text:style-name="Standard">Ch’apporti a questi amanti i di sereni</text:p>
      <text:p text:style-name="Standard">E lunge omai disgombre</text:p>
      <text:p text:style-name="Standard">Degli affanni e del duol gli orrori e l’ombre.</text:p>
      <text:p text:style-name="Standard"/>
      <text:p text:style-name="Standard">PASTORE</text:p>
      <text:p text:style-name="Standard">Ma se il nostro gioir dal ciel deriva,</text:p>
      <text:p text:style-name="Standard">Com’è dal ciel ciò che qua giù n’incontra,</text:p>
      <text:p text:style-name="Standard">Giusto è ben che devoti</text:p>
      <text:p text:style-name="Standard">Gli offriam incensi e voti :</text:p>
      <text:p text:style-name="Standard">Dunque al tempio ciascun rivolga i passi,</text:p>
      <text:p text:style-name="Standard">A pregar lui nella cui destra è il mondo,</text:p>
      <text:p text:style-name="Standard">Che lungamente il nostro ben conservi.</text:p>
      <text:p text:style-name="Standard"/>
      <text:p text:style-name="Standard"><text:soft-page-break/><text:span text:style-name="T1">Ritonello</text:span></text:p>
      <text:p text:style-name="Standard"><text:span text:style-name="T3">P</text:span>ASTORI</text:p>
      <text:p text:style-name="Standard">Alcun non sia che disperato in preda</text:p>
      <text:p text:style-name="Standard">Si doni al duol, benché talor n’assaglia</text:p>
      <text:p text:style-name="Standard">Possente si che nostra vita inforsa.</text:p>
      <text:p text:style-name="Standard"/>
      <text:p text:style-name="Standard"><text:span text:style-name="T1">Ritornello</text:span></text:p>
      <text:p text:style-name="Standard">PASTORI</text:p>
      <text:p text:style-name="Standard">Ché, poiché nembo rio gravido il seno</text:p>
      <text:p text:style-name="Standard">D’atra tempesta inorridito ha il mondo,</text:p>
      <text:p text:style-name="Standard">Dispiega il sol più chiaro i rai lucenti.</text:p>
      <text:p text:style-name="Standard"/>
      <text:p text:style-name="Standard"><text:span text:style-name="T1">Ritornello</text:span></text:p>
      <text:p text:style-name="Standard">PASTORI</text:p>
      <text:p text:style-name="Standard">E dopo l’aspro gel del verno ignudo,</text:p>
      <text:p text:style-name="Standard">Veste di fior la Primavera i campi !</text:p>
      <text:p text:style-name="Standard"/>
      <text:p text:style-name="Standard">CORO DI NINFE E PASTORI</text:p>
      <text:p text:style-name="Standard">Ecco Orfeo, cui pur dianzi</text:p>
      <text:p text:style-name="Standard">Furon cibo i sospir,bevanda il pianto :</text:p>
      <text:p text:style-name="Standard">Oggi felice è tanto</text:p>
      <text:p text:style-name="Standard">Che nulla è più che da bramar gli avanzi.</text:p>
      <text:p text:style-name="Standard"/>
      <text:p text:style-name="Standard"><text:span text:style-name="T2">ATTO SECONDO</text:span></text:p>
      <text:p text:style-name="Standard"><text:span text:style-name="T1">Sinfonia</text:span></text:p>
      <text:p text:style-name="Standard">ORFEO</text:p>
      <text:p text:style-name="Standard">Ecco pur ch’a voi ritorno,</text:p>
      <text:p text:style-name="Standard">Care selve e piaggie amate,</text:p>
      <text:p text:style-name="Standard">Da quel sol fatte beate</text:p>
      <text:p text:style-name="Standard">Per cui sol mie notti han giorno.</text:p>
      <text:p text:style-name="Standard"/>
      <text:p text:style-name="Standard"><text:span text:style-name="T1">Ritornello</text:span></text:p>
      <text:p text:style-name="Standard">PASTORE</text:p>
      <text:p text:style-name="Standard">Mira ch’a sé n’alletta</text:p>
      <text:p text:style-name="Standard">L’ombra, Orfeo, di quei faggi,</text:p>
      <text:p text:style-name="Standard">Or che infocati raggi</text:p>
      <text:p text:style-name="Standard">Febo dal ciel saetta.</text:p>
      <text:p text:style-name="Standard"/>
      <text:p text:style-name="Standard"><text:span text:style-name="T1">Ritornello</text:span></text:p>
      <text:p text:style-name="Standard">PASTORE</text:p>
      <text:p text:style-name="Standard">Su quell’erbose sponde</text:p>
      <text:p text:style-name="Standard">Posiamci e in vari modi</text:p>
      <text:p text:style-name="Standard">Giascun sua voce snodi</text:p>
      <text:p text:style-name="Standard">Al mormorio dell’onde.</text:p>
      <text:p text:style-name="Standard"/>
      <text:p text:style-name="Standard"><text:span text:style-name="T1">Ritornello</text:span></text:p>
      <text:p text:style-name="Standard">PASTORI</text:p>
      <text:p text:style-name="Standard">In questo prato adorno</text:p>
      <text:p text:style-name="Standard">Ogni selvaggio nume</text:p>
      <text:p text:style-name="Standard">Sovente ha per costume</text:p>
      <text:p text:style-name="Standard">Di far lieto soggiorno.</text:p>
      <text:p text:style-name="Standard"/>
      <text:p text:style-name="Standard"><text:soft-page-break/><text:span text:style-name="T1">Ritornello</text:span></text:p>
      <text:p text:style-name="Standard">Qui Pan, Dio de’pastori,</text:p>
      <text:p text:style-name="Standard">S’udi talor dolente</text:p>
      <text:p text:style-name="Standard">Rimembrar dolcemente</text:p>
      <text:p text:style-name="Standard">Suoi sventurati amori.</text:p>
      <text:p text:style-name="Standard"/>
      <text:p text:style-name="Standard"><text:span text:style-name="T1">Ritornello</text:span></text:p>
      <text:p text:style-name="Standard">NINFE</text:p>
      <text:p text:style-name="Standard">Qui le Napee vezzose,</text:p>
      <text:p text:style-name="Standard">Schiera sempre fiorita,</text:p>
      <text:p text:style-name="Standard">Con le candide dita</text:p>
      <text:p text:style-name="Standard">Fur viste a coglier rose</text:p>
      <text:p text:style-name="Standard"/>
      <text:p text:style-name="Standard"><text:span text:style-name="T1">Ritornello</text:span></text:p>
      <text:p text:style-name="Standard">CORO DI NINFE E PASTORI</text:p>
      <text:p text:style-name="Standard">Dunque fa degni, Orfeo,</text:p>
      <text:p text:style-name="Standard">Del suon della tua lira</text:p>
      <text:p text:style-name="Standard">Questi campi ove spira</text:p>
      <text:p text:style-name="Standard">Aura d’odor sabeo.</text:p>
      <text:p text:style-name="Standard"/>
      <text:p text:style-name="Standard"><text:span text:style-name="T1">Ritornello</text:span></text:p>
      <text:p text:style-name="Standard">ORFEO</text:p>
      <text:p text:style-name="Standard">Vi ricorda, o bosch’ombrosi,</text:p>
      <text:p text:style-name="Standard">De’miei lungh’aspri tormenti,</text:p>
      <text:p text:style-name="Standard">Quando i sassi ai miei lamenti</text:p>
      <text:p text:style-name="Standard">Rispondean fatti pietosi?</text:p>
      <text:p text:style-name="Standard"/>
      <text:p text:style-name="Standard">Dite, allor non vi sembrai</text:p>
      <text:p text:style-name="Standard">Più d’ogni altro sconsolato ?</text:p>
      <text:p text:style-name="Standard">Or fortuna ha stil cangiato</text:p>
      <text:p text:style-name="Standard">Et ha volto in festa i guai.</text:p>
      <text:p text:style-name="Standard"/>
      <text:p text:style-name="Standard">Vissi già mesto e dolente,</text:p>
      <text:p text:style-name="Standard">Or gioisco, e quegli affanni</text:p>
      <text:p text:style-name="Standard">Che sofferti ho per tant’anni</text:p>
      <text:p text:style-name="Standard">Fan più caro il ben presente.</text:p>
      <text:p text:style-name="Standard"/>
      <text:p text:style-name="Standard">Sol per te, bella Euridice,</text:p>
      <text:p text:style-name="Standard">Benedico il mio tormento ;</text:p>
      <text:p text:style-name="Standard">Dopo il duol vie più contento,</text:p>
      <text:p text:style-name="Standard">Dopo il mal vie più felice.</text:p>
      <text:p text:style-name="Standard"/>
      <text:p text:style-name="Standard">PASTORE</text:p>
      <text:p text:style-name="Standard">Mira, deh mira, Orfeo, che d’ogni intorno</text:p>
      <text:p text:style-name="Standard">Ride il bosco e ride il prato.</text:p>
      <text:p text:style-name="Standard">Segui pur col plettro aurato </text:p>
      <text:p text:style-name="Standard">’addolcir l’aria in si beato giorno. </text:p>
      <text:p text:style-name="Standard"/>
      <text:p text:style-name="Standard">MESSAGGIERA</text:p>
      <text:p text:style-name="Standard">Ahi caso acerbo, ahi fat’empio e crudele,</text:p>
      <text:p text:style-name="Standard">Ahi stelle ingiuriose, ahi ciel avaro.</text:p>
      <text:p text:style-name="Standard"/>
      <text:p text:style-name="Standard"><text:soft-page-break/>PASTORE</text:p>
      <text:p text:style-name="Standard">Qual suon dolente il lieto di perturba ?</text:p>
      <text:p text:style-name="Standard"/>
      <text:p text:style-name="Standard">MESSAGGIERA</text:p>
      <text:p text:style-name="Standard">Lassa ! dunque debb’io,</text:p>
      <text:p text:style-name="Standard">Mentre Orfeo con sue note il ciel consola,</text:p>
      <text:p text:style-name="Standard">Con le parole mie passargli il core ?</text:p>
      <text:p text:style-name="Standard"/>
      <text:p text:style-name="Standard">PASTORE</text:p>
      <text:p text:style-name="Standard">Questa è Silvia gentile,</text:p>
      <text:p text:style-name="Standard">Dolcissima compagna</text:p>
      <text:p text:style-name="Standard">Della bell’Euridice : oh, quanto è in vista</text:p>
      <text:p text:style-name="Standard">Dolorosa ! Or che fia ? Deh, sommi Dei,</text:p>
      <text:p text:style-name="Standard">Non torcete da noi benigno il guardo.</text:p>
      <text:p text:style-name="Standard"/>
      <text:p text:style-name="Standard">MESSAGGIERA</text:p>
      <text:p text:style-name="Standard">Pastor, lasciate il canto,</text:p>
      <text:p text:style-name="Standard">Ch’ogni nostra allegrezza in doglia è volta.</text:p>
      <text:p text:style-name="Standard"/>
      <text:p text:style-name="Standard">ORFEO</text:p>
      <text:p text:style-name="Standard">D’onde vieni ? ove vai ? Ninfa, che porti ?</text:p>
      <text:p text:style-name="Standard"/>
      <text:p text:style-name="Standard">MESSAGGIERA</text:p>
      <text:p text:style-name="Standard">A te ne vengo, Orfeo,</text:p>
      <text:p text:style-name="Standard">Messaggiera infelice,</text:p>
      <text:p text:style-name="Standard">Di caso più infelice e più funesto:</text:p>
      <text:p text:style-name="Standard">La tua bella Euridice…</text:p>
      <text:p text:style-name="Standard"/>
      <text:p text:style-name="Standard">ORFEO</text:p>
      <text:p text:style-name="Standard">Oimè, che odo ?</text:p>
      <text:p text:style-name="Standard"/>
      <text:p text:style-name="Standard">MESSAGGIERA</text:p>
      <text:p text:style-name="Standard">La tua diletta sposa è morta.</text:p>
      <text:p text:style-name="Standard"/>
      <text:p text:style-name="Standard">ORFEO</text:p>
      <text:p text:style-name="Standard">Oimè !</text:p>
      <text:p text:style-name="Standard"/>
      <text:p text:style-name="Standard">MESSAGGIERA</text:p>
      <text:p text:style-name="Standard">In un fiorito prato</text:p>
      <text:p text:style-name="Standard">Con l’altre sue compagne</text:p>
      <text:p text:style-name="Standard">Giva cogliendo fiori</text:p>
      <text:p text:style-name="Standard">Per farne una ghirlanda a le sue chiome,</text:p>
      <text:p text:style-name="Standard">Quand’angue insidioso,</text:p>
      <text:p text:style-name="Standard">Ch’era fra l’erbe ascoso,</text:p>
      <text:p text:style-name="Standard">Le punse un piè con velenoso dente.</text:p>
      <text:p text:style-name="Standard">Ed ecco immantinente</text:p>
      <text:p text:style-name="Standard">Scolorirsi il bel viso e nei suoi lumi</text:p>
      <text:p text:style-name="Standard">Sparir que’lampi, ond’ella al sol fea scorno.</text:p>
      <text:p text:style-name="Standard">Allor noi tutte sbigottite e meste</text:p>
      <text:p text:style-name="Standard">Le fummo intorno, richiamar tentando</text:p>
      <text:p text:style-name="Standard">Gli spirti in lei smarriti</text:p>
      <text:p text:style-name="Standard">Con l’onda fresca e con pssenti carmi,</text:p>
      <text:p text:style-name="Standard"><text:soft-page-break/>Ma nulla valse, ahi lassa,</text:p>
      <text:p text:style-name="Standard">Ch’ella i languidi lumi alquanto aprendo,</text:p>
      <text:p text:style-name="Standard">E te chiamando, Orfeo,</text:p>
      <text:p text:style-name="Standard">Dopo un grave sospiro,</text:p>
      <text:p text:style-name="Standard">Spiro fra queste braccia ; ed io rimasi</text:p>
      <text:p text:style-name="Standard">Piena il cor di pietade e di spavento.</text:p>
      <text:p text:style-name="Standard"/>
      <text:p text:style-name="Standard">PASTORE</text:p>
      <text:p text:style-name="Standard">Ahi caso acerbo, ahi fat’empio e crudele.</text:p>
      <text:p text:style-name="Standard">Ahi stelle ingiuriose, ahi ciel avaro.</text:p>
      <text:p text:style-name="Standard"/>
      <text:p text:style-name="Standard">PASTORE</text:p>
      <text:p text:style-name="Standard">All’amara novella</text:p>
      <text:p text:style-name="Standard">Rassembra l’infelice un muto sasso,</text:p>
      <text:p text:style-name="Standard">Che per troppo dolor non può dolersi.</text:p>
      <text:p text:style-name="Standard"/>
      <text:p text:style-name="Standard">PASTORE</text:p>
      <text:p text:style-name="Standard">Ahi, ben avrebbe un cor di tigre o d’orsa</text:p>
      <text:p text:style-name="Standard">Chi non sentisse del tuo mal pietade,</text:p>
      <text:p text:style-name="Standard">Privo d’ogni tuo ben, misero amante.</text:p>
      <text:p text:style-name="Standard"/>
      <text:p text:style-name="Standard">ORFEO</text:p>
      <text:p text:style-name="Standard">Tu se’ morta, mia vita, ed io respiro ?</text:p>
      <text:p text:style-name="Standard">Tu se’da me partita</text:p>
      <text:p text:style-name="Standard">Per mai più non tornare, ed io rimango ?</text:p>
      <text:p text:style-name="Standard">No, che se i versi alcuna cosa ponno,</text:p>
      <text:p text:style-name="Standard">N’andrò sicuro a’ più profondi abissi;</text:p>
      <text:p text:style-name="Standard">E intenerito il cor del Re dell’ombre,</text:p>
      <text:p text:style-name="Standard">Meco trarrotti a riveder le stelle,</text:p>
      <text:p text:style-name="Standard">Oh, se ciò negherammi empio destino,</text:p>
      <text:p text:style-name="Standard">Rimarrò teco in compagnia di morte.</text:p>
      <text:p text:style-name="Standard">Addio terra, addio cielo e sole, addio.</text:p>
      <text:p text:style-name="Standard"/>
      <text:p text:style-name="Standard">CORO DI NINFE E PASTORI</text:p>
      <text:p text:style-name="Standard">Ahi caso acerbo, ahi fat’empio e crudele.</text:p>
      <text:p text:style-name="Standard">Ahi stelle ingiuriose, ahi ciel avaro.</text:p>
      <text:p text:style-name="Standard">Non si fidi uom mortale</text:p>
      <text:p text:style-name="Standard">Di ben caducco e frale,</text:p>
      <text:p text:style-name="Standard">Che tosto fugge, e spesso</text:p>
      <text:p text:style-name="Standard">A gran salita il precipizio è presso.</text:p>
      <text:p text:style-name="Standard"/>
      <text:p text:style-name="Standard">MESSAGGIERA</text:p>
      <text:p text:style-name="Standard">Ma io, che in questa lingua</text:p>
      <text:p text:style-name="Standard">Ho portato il coltello</text:p>
      <text:p text:style-name="Standard">Ch’ha svenata ad Orfeo l’anima amante,</text:p>
      <text:p text:style-name="Standard">Odiosa ai pastori et alle ninfe,</text:p>
      <text:p text:style-name="Standard">Odiosa a me stessa, ove m’ascondo ?</text:p>
      <text:p text:style-name="Standard">Nottola infausta, il sole</text:p>
      <text:p text:style-name="Standard">Fuggirò sempre e in solitario speco</text:p>
      <text:p text:style-name="Standard">Menerò vita al mio dolor conforme.</text:p>
      <text:p text:style-name="Standard"/>
      <text:p text:style-name="Standard"><text:span text:style-name="T1">Sinfonia</text:span></text:p>
      <text:p text:style-name="Standard"><text:soft-page-break/>NINFE</text:p>
      <text:p text:style-name="Standard">Chi ne consola, ahi lassi?</text:p>
      <text:p text:style-name="Standard">O pur, chi ne concede</text:p>
      <text:p text:style-name="Standard">Negl’occhi un vivo fonte</text:p>
      <text:p text:style-name="Standard">Da poter lagrimar come conviensi</text:p>
      <text:p text:style-name="Standard">In questo mesto giorno,</text:p>
      <text:p text:style-name="Standard">Quanto più lieto già tant’or più mesto ?</text:p>
      <text:p text:style-name="Standard">Oggi turbo crudele</text:p>
      <text:p text:style-name="Standard">I due lumi maggiori</text:p>
      <text:p text:style-name="Standard">Di queste nostre selve, Euridice ed Orfeo,</text:p>
      <text:p text:style-name="Standard">L’una punta da l’angue,</text:p>
      <text:p text:style-name="Standard">L’altro dal duol traffitto, ahi lassi, ha spenti.</text:p>
      <text:p text:style-name="Standard"/>
      <text:p text:style-name="Standard">CORO DI NINFE E PASTORI</text:p>
      <text:p text:style-name="Standard">Ahi caso acerbo, ahi fat’empio e crudele.</text:p>
      <text:p text:style-name="Standard">Ahi stelle ingiuriose, ahi ciel avaro.</text:p>
      <text:p text:style-name="Standard"/>
      <text:p text:style-name="Standard">NINFE</text:p>
      <text:p text:style-name="Standard">Ma dove, ah, dove or sono</text:p>
      <text:p text:style-name="Standard">Della misera Ninfa</text:p>
      <text:p text:style-name="Standard">Le belle e fredde membra,</text:p>
      <text:p text:style-name="Standard">Dove suo degno albergo</text:p>
      <text:p text:style-name="Standard">Quella bell’alma elesse,</text:p>
      <text:p text:style-name="Standard">Ch’oggi è partita in su’l fiorir de’ giorni?</text:p>
      <text:p text:style-name="Standard">Andiam, pastori, andiamo</text:p>
      <text:p text:style-name="Standard">Pietosi a ritrovarle</text:p>
      <text:p text:style-name="Standard">E di lagrime amare</text:p>
      <text:p text:style-name="Standard">Il dovuto tributo</text:p>
      <text:p text:style-name="Standard">Per noi si paghi almeno al corpo esangue.</text:p>
      <text:p text:style-name="Standard"/>
      <text:p text:style-name="Standard">CORO DI NINFE E PASTORI</text:p>
      <text:p text:style-name="Standard">Ahi caso acerbo, ahi fat’empio e crudele.</text:p>
      <text:p text:style-name="Standard">Ahi stelle ingiuriose, ahi ciel avaro.</text:p>
      <text:p text:style-name="Standard"/>
      <text:p text:style-name="Standard"><text:span text:style-name="T1">Ritornello</text:span></text:p>
      <text:p text:style-name="Standard"><text:span text:style-name="T1"/></text:p>
      <text:p text:style-name="Standard"><text:span text:style-name="T2">ATTO TERZO</text:span></text:p>
      <text:p text:style-name="Standard"><text:span text:style-name="T2"/></text:p>
      <text:p text:style-name="Standard"><text:span text:style-name="T1">Sinfonia</text:span></text:p>
      <text:p text:style-name="Standard">ORFEO</text:p>
      <text:p text:style-name="Standard">Scorto da te, mio Nume</text:p>
      <text:p text:style-name="Standard">Speranza, unico bene</text:p>
      <text:p text:style-name="Standard">Degli afflitti mortali, omai son giunto</text:p>
      <text:p text:style-name="Standard">A questi mesti e tenebrosi regni</text:p>
      <text:p text:style-name="Standard">Ove raggio di sol giammai non giunse.</text:p>
      <text:p text:style-name="Standard">Tu, mia compagna e duce,</text:p>
      <text:p text:style-name="Standard">In cosi strane e sconosciute vie</text:p>
      <text:p text:style-name="Standard">Reggesti il passo debole e tremante,</text:p>
      <text:p text:style-name="Standard">Ond’oggi ancora spero</text:p>
      <text:p text:style-name="Standard">Di riveder quelle beate luci</text:p>
      <text:p text:style-name="Standard">Che sol’a gl’occhi miei portan il giorno.</text:p>
      <text:p text:style-name="Standard"/>
      <text:p text:style-name="Standard"><text:soft-page-break/>SPERANZA</text:p>
      <text:p text:style-name="Standard">Ecco l’atra palude, ecco il nocchiero</text:p>
      <text:p text:style-name="Standard">Che trae l’ignudi spiriti a l’altra riva,</text:p>
      <text:p text:style-name="Standard">Dove ha Pluton de l’ombre il vasto impero.</text:p>
      <text:p text:style-name="Standard">Oltre quel nero stagn’,oltre quel fiume,</text:p>
      <text:p text:style-name="Standard">In quei campi di pianto e di dolore,</text:p>
      <text:p text:style-name="Standard">Destin crudele ogni tuo ben t’asconde.</text:p>
      <text:p text:style-name="Standard">Or d’uopo è d’un gran core e d’un bel canto.</text:p>
      <text:p text:style-name="Standard">Io fin qui t’ho condotto, or più non lice</text:p>
      <text:p text:style-name="Standard">Teco venir, ch’amara legge il vieta,</text:p>
      <text:p text:style-name="Standard">Legge iscritta col ferro in duro sasso</text:p>
      <text:p text:style-name="Standard">De l’ima reggia in su l’orribil soglia,</text:p>
      <text:p text:style-name="Standard">Che in queste note il fiero senso esprime :</text:p>
      <text:p text:style-name="Standard">« Lasciate ogni speranza, voi ch’entrate. »</text:p>
      <text:p text:style-name="Standard">Dunque, se stabilito hai pur nel core</text:p>
      <text:p text:style-name="Standard">Di porre il piè nella città dolente,</text:p>
      <text:p text:style-name="Standard">Da te men fuggo e torno</text:p>
      <text:p text:style-name="Standard">A l’usato soggiorno.</text:p>
      <text:p text:style-name="Standard"/>
      <text:p text:style-name="Standard">ORFEO</text:p>
      <text:p text:style-name="Standard">Dove, ah, dove ten vai,</text:p>
      <text:p text:style-name="Standard">Unico del mio cor dolce conforto?</text:p>
      <text:p text:style-name="Standard">Poiché non lunge omai</text:p>
      <text:p text:style-name="Standard">Del moi lungo cammin si scopr’il porto?</text:p>
      <text:p text:style-name="Standard">Perché ti parti e m’abbandoni, ahi, lasso,</text:p>
      <text:p text:style-name="Standard">Sul periglioso passo?</text:p>
      <text:p text:style-name="Standard">Qual bene or più m’avanza</text:p>
      <text:p text:style-name="Standard">Se fuggi tu, dolcissima Speranza? </text:p>
      <text:p text:style-name="Standard"/>
      <text:p text:style-name="Standard">CARONTE</text:p>
      <text:p text:style-name="Standard">O tu ch’innanzi morte a queste rive</text:p>
      <text:p text:style-name="Standard">Temerario ten vieni, arresta i passi;</text:p>
      <text:p text:style-name="Standard">Solcar quest’onde ad uom mortal non dassi,</text:p>
      <text:p text:style-name="Standard">Né può co’morti albergo aver chi vive.</text:p>
      <text:p text:style-name="Standard">Che? vuoi forse, nemico al mio Signore,</text:p>
      <text:p text:style-name="Standard">Cerbero trar da le tartaree porte?</text:p>
      <text:p text:style-name="Standard">O rapir brami sua cara consorte,</text:p>
      <text:p text:style-name="Standard">D’impudico desire acceso il core?</text:p>
      <text:p text:style-name="Standard">Pon freno al folle ardir, ch’entr’al mio legno</text:p>
      <text:p text:style-name="Standard">Non accorò più mai corporea salma</text:p>
      <text:p text:style-name="Standard">Si degli antichi oltraggi ancor ne l’alma</text:p>
      <text:p text:style-name="Standard">Serbo acerba memoria e giusto sdegno.</text:p>
      <text:p text:style-name="Standard"/>
      <text:p text:style-name="Standard"><text:span text:style-name="T1">Sinfonia</text:span></text:p>
      <text:p text:style-name="Standard">ORFEO</text:p>
      <text:p text:style-name="Standard">Possente spirto, e formidabil nume,</text:p>
      <text:p text:style-name="Standard">Senza cui far passaggio a l’altra riva</text:p>
      <text:p text:style-name="Standard">Alma da corpo sciolta invan presume,</text:p>
      <text:p text:style-name="Standard">Non vivo io, no,che poi di vita è priva</text:p>
      <text:p text:style-name="Standard">Mia cara sposa, il cor non è più meco,</text:p>
      <text:p text:style-name="Standard">E senza cor com’esser può ch’io viva?</text:p>
      <text:p text:style-name="Standard"/>
      <text:p text:style-name="Standard"><text:soft-page-break/>A lei volt’ho il cammin per l’aer cieco</text:p>
      <text:p text:style-name="Standard">A l’inferno non già, ch’ovunque stassi</text:p>
      <text:p text:style-name="Standard">Tanta bellezza il paradiso ha seco.</text:p>
      <text:p text:style-name="Standard"/>
      <text:p text:style-name="Standard">Orfeo son io, che d’Euridice i passi</text:p>
      <text:p text:style-name="Standard">Segue per queste tenebrose arene,</text:p>
      <text:p text:style-name="Standard">Ove già mai per uom mortal non vassi.</text:p>
      <text:p text:style-name="Standard"/>
      <text:p text:style-name="Standard">O de le luci mie luci serene,</text:p>
      <text:p text:style-name="Standard">S’un vostro sguardo può tornarmi in vita,</text:p>
      <text:p text:style-name="Standard">Ahi, chi niega il conforto a le mie pene?</text:p>
      <text:p text:style-name="Standard"/>
      <text:p text:style-name="Standard">Sol tu, nobile Dio, puoi darmi aita,</text:p>
      <text:p text:style-name="Standard">Né temer dei, ché sopra un’aurea cetra</text:p>
      <text:p text:style-name="Standard">Sol di corde soavi armo le dita</text:p>
      <text:p text:style-name="Standard"/>
      <text:p text:style-name="Standard">Contra cui rigida alma invan s’impetra.</text:p>
      <text:p text:style-name="Standard"/>
      <text:p text:style-name="Standard">CARONTE</text:p>
      <text:p text:style-name="Standard">Ben mi lusinga alquanto</text:p>
      <text:p text:style-name="Standard">Dilettandomi il core,</text:p>
      <text:p text:style-name="Standard">Sconsolato cantore,</text:p>
      <text:p text:style-name="Standard">Il tuo pianto e’l tuo canto.</text:p>
      <text:p text:style-name="Standard">Ma lunge, ah, lunge sia da questo petto</text:p>
      <text:p text:style-name="Standard">Pietà, di mio valor non degno affetto.</text:p>
      <text:p text:style-name="Standard"/>
      <text:p text:style-name="Standard">ORFEO</text:p>
      <text:p text:style-name="Standard">Ahi, sventurato amante,</text:p>
      <text:p text:style-name="Standard">Sperar dunque non lice</text:p>
      <text:p text:style-name="Standard">Ch’odan miei prieghi i cittadin d’Averno ?</text:p>
      <text:p text:style-name="Standard">Onde, qual ombra errante</text:p>
      <text:p text:style-name="Standard">D’insepolto cadavero e infelice,</text:p>
      <text:p text:style-name="Standard">Privo sarò del Cielo e dell’Inferno?</text:p>
      <text:p text:style-name="Standard">Così vuol empia sorte</text:p>
      <text:p text:style-name="Standard">Ch’in quest’orror di morte</text:p>
      <text:p text:style-name="Standard">Da te, cor moi, lontano,</text:p>
      <text:p text:style-name="Standard">Chiami tuo nome invano,</text:p>
      <text:p text:style-name="Standard">E pregando e piangendo io mi consumi.</text:p>
      <text:p text:style-name="Standard">Rendetemi il mio ben, tartarei Numi!</text:p>
      <text:p text:style-name="Standard"/>
      <text:p text:style-name="Standard"><text:span text:style-name="T1">Sinfonia</text:span></text:p>
      <text:p text:style-name="Standard">Ei dorme, e la mia cetra,</text:p>
      <text:p text:style-name="Standard">Se pietà non impetra</text:p>
      <text:p text:style-name="Standard">Ne l’indurato core, almen il sonno</text:p>
      <text:p text:style-name="Standard">Fuggir al mio cantar gl’occhi non ponno.</text:p>
      <text:p text:style-name="Standard">Su, dunque, a che più tardo?</text:p>
      <text:p text:style-name="Standard">Tempo è ben d’approdar su l’altra sponda,</text:p>
      <text:p text:style-name="Standard">S’alcun non è ch’il nieghi,</text:p>
      <text:p text:style-name="Standard">Vaglia l’ardir se saran van’i prieghi.</text:p>
      <text:p text:style-name="Standard">È vago fior del tempo</text:p>
      <text:p text:style-name="Standard">L’occasion ch’esser dee colta a tempo.</text:p>
      <text:p text:style-name="Standard">Mentre versan quest’occhi amari fiumi,</text:p>
      <text:p text:style-name="Standard"><text:soft-page-break/>Rendetemi il mio ben, tartarei Numi!</text:p>
      <text:p text:style-name="Standard"/>
      <text:p text:style-name="Standard"><text:span text:style-name="T1">Sinfonia</text:span></text:p>
      <text:p text:style-name="Standard">CORO DI SPIRITI</text:p>
      <text:p text:style-name="Standard">Nulla impresa per uom si tenta invano,</text:p>
      <text:p text:style-name="Standard">Né contro a lui più sa Natura armarse,</text:p>
      <text:p text:style-name="Standard">Ei de l’instabil piano</text:p>
      <text:p text:style-name="Standard">Arò gl’ondosi campi ‘l seme sparse</text:p>
      <text:p text:style-name="Standard">Di sue fatiche, ond’aurea messe accolse.</text:p>
      <text:p text:style-name="Standard">Quinci, perché memoria</text:p>
      <text:p text:style-name="Standard">Vivesse di sua gloria,</text:p>
      <text:p text:style-name="Standard">La Fama a dir di lui sua lingua sciolse,</text:p>
      <text:p text:style-name="Standard">Che’ei pose freno al mar con fragil legno,</text:p>
      <text:p text:style-name="Standard">Che sprezzò d’Austro e d’Aquilon lo sdegno.</text:p>
      <text:p text:style-name="Standard"/>
      <text:p text:style-name="Standard"><text:span text:style-name="T1">Sinfonia</text:span> </text:p>
      <text:p text:style-name="Standard"/>
      <text:p text:style-name="P1">ATTO QUARTO</text:p>
      <text:p text:style-name="Standard">PROSERPINA</text:p>
      <text:p text:style-name="Standard">Signor, quell’infelice</text:p>
      <text:p text:style-name="Standard">Che per queste di morte ampie campagne</text:p>
      <text:p text:style-name="Standard">Va chiamando Euridice,</text:p>
      <text:p text:style-name="Standard">Ch’udito hai pur tu dianzi</text:p>
      <text:p text:style-name="Standard">Cosi soavemente lamentarsi,</text:p>
      <text:p text:style-name="Standard">Mosso ha tanta pietà dentro al mio core</text:p>
      <text:p text:style-name="Standard">Ch’un’altra volta io torno a porger preghi</text:p>
      <text:p text:style-name="Standard">Perché il tuo nume al suo pregar si pieghi.</text:p>
      <text:p text:style-name="Standard">Deh, se da queste luci Amorosa dolcezza unqua traesti,</text:p>
      <text:p text:style-name="Standard">Se ti piacque il seren di questa fronte</text:p>
      <text:p text:style-name="Standard">Che tu chiami tuo cielo, onde mi giuri</text:p>
      <text:p text:style-name="Standard">Di non invidiar sua sorte à Giove,</text:p>
      <text:p text:style-name="Standard">Pregoti, per quel foco</text:p>
      <text:p text:style-name="Standard">Con cui già la grand’alma Amor t’accese,</text:p>
      <text:p text:style-name="Standard">Fa ch’Euridice torni</text:p>
      <text:p text:style-name="Standard">A goder di quei giorni</text:p>
      <text:p text:style-name="Standard">Che trar solea vivend’in feste e in canto,</text:p>
      <text:p text:style-name="Standard">E del misero Orfeo consola’I pianto.</text:p>
      <text:p text:style-name="Standard"/>
      <text:p text:style-name="Standard">PLUTONE</text:p>
      <text:p text:style-name="Standard">Benché severo ed immutabil fato</text:p>
      <text:p text:style-name="Standard">Contrasti, amata sposa, I tuoi desiri,</text:p>
      <text:p text:style-name="Standard">Pur null’omai si nieghi</text:p>
      <text:p text:style-name="Standard">A tal beltà congiunta a tanti prieghi.</text:p>
      <text:p text:style-name="Standard">La sua cara Euridice</text:p>
      <text:p text:style-name="Standard">Contra l’ordin fatale Orfeo ricovri.</text:p>
      <text:p text:style-name="Standard">Ma pria che tragga il piè da questi abissi</text:p>
      <text:p text:style-name="Standard">Non mai volga ver lei gli avidi lumi,</text:p>
      <text:p text:style-name="Standard">Ché di perdita eterna</text:p>
      <text:p text:style-name="Standard">Gli fia certa cagion un solo sguardo.</text:p>
      <text:p text:style-name="Standard">Io cosi stabilisco.</text:p>
      <text:p text:style-name="Standard">Or nel mio regno</text:p>
      <text:p text:style-name="Standard">Fate, o ministri, il mio voler palese,</text:p>
      <text:p text:style-name="Standard"><text:soft-page-break/>Si che l’intenda Orfeo</text:p>
      <text:p text:style-name="Standard">E l’intenda Euridice,</text:p>
      <text:p text:style-name="Standard">Né di cangiarlo altrui sperar più lice.</text:p>
      <text:p text:style-name="Standard"/>
      <text:p text:style-name="Standard">MINISTRO</text:p>
      <text:p text:style-name="Standard">O degli abitator de l’ombre eterne</text:p>
      <text:p text:style-name="Standard">Possente Re, legge ne sia tuo cenno.</text:p>
      <text:p text:style-name="Standard">Ché ricercar altre cagioni interne</text:p>
      <text:p text:style-name="Standard">Di tuo voler nostri pensier non denno.</text:p>
      <text:p text:style-name="Standard"/>
      <text:p text:style-name="Standard">SPIRITO</text:p>
      <text:p text:style-name="Standard">Trarrà da quest’orribili caverne</text:p>
      <text:p text:style-name="Standard">Sua sposa Orfeo, s’adoprerà suo ingegno</text:p>
      <text:p text:style-name="Standard">Si che nol vinca giovenil desio,</text:p>
      <text:p text:style-name="Standard">Né i gravi imperi suoi sparga d’oblio?</text:p>
      <text:p text:style-name="Standard"/>
      <text:p text:style-name="Standard">PROSERPINA</text:p>
      <text:p text:style-name="Standard">Quali grazie ti rendo</text:p>
      <text:p text:style-name="Standard">Or che si nobil dono</text:p>
      <text:p text:style-name="Standard">Concedi a prieghi miei, Signor cortese ?</text:p>
      <text:p text:style-name="Standard">Sia benedetto il di che pria ti piacqui,</text:p>
      <text:p text:style-name="Standard">Benedetta la preda e’l dolce inganno,</text:p>
      <text:p text:style-name="Standard">Poiché, per mia ventura</text:p>
      <text:p text:style-name="Standard">Feci acquisto di te perdendo il sole.</text:p>
      <text:p text:style-name="Standard"/>
      <text:p text:style-name="Standard">PLUTONE</text:p>
      <text:p text:style-name="Standard">Tue soavi parole d’amor l’antica piaga</text:p>
      <text:p text:style-name="Standard">Rinfrescan nel mio core.</text:p>
      <text:p text:style-name="Standard">Cosi l’anima tua non sia più vaga</text:p>
      <text:p text:style-name="Standard">Di celeste diletto,</text:p>
      <text:p text:style-name="Standard">Si ch’abbandoni il marital tuo letto.</text:p>
      <text:p text:style-name="Standard"/>
      <text:p text:style-name="Standard">CORO DI SPIRITI</text:p>
      <text:p text:style-name="Standard">Pietade, oggi, e Amore</text:p>
      <text:p text:style-name="Standard">Trionfan ne l’Inferno.</text:p>
      <text:p text:style-name="Standard"/>
      <text:p text:style-name="Standard">SPIRITO</text:p>
      <text:p text:style-name="Standard">Ecco il gentil cantore,</text:p>
      <text:p text:style-name="Standard">Che sua sposa conduce al ciel superno.</text:p>
      <text:p text:style-name="Standard"/>
      <text:p text:style-name="Standard">ORFEO</text:p>
      <text:p text:style-name="Standard">Qual onor di te fia degno,</text:p>
      <text:p text:style-name="Standard">Mia cetra onnipotente,</text:p>
      <text:p text:style-name="Standard">S’hai nel tartareo regno</text:p>
      <text:p text:style-name="Standard">Piegar potuto ogni indurata mente?</text:p>
      <text:p text:style-name="Standard"/>
      <text:p text:style-name="Standard">Luogo avrai fra le più belle</text:p>
      <text:p text:style-name="Standard">Imagini celesti,</text:p>
      <text:p text:style-name="Standard">Ond’al tuo suon le stelle</text:p>
      <text:p text:style-name="Standard">Danzeranno in giri or tardi or presti.</text:p>
      <text:p text:style-name="Standard"/>
      <text:p text:style-name="Standard">Io per te felice a pieno,</text:p>
      <text:p text:style-name="Standard"><text:soft-page-break/>Vedrò l’amato volto,</text:p>
      <text:p text:style-name="Standard">E nel candido seno</text:p>
      <text:p text:style-name="Standard">De la mia dona oggi sarò raccolto.</text:p>
      <text:p text:style-name="Standard"/>
      <text:p text:style-name="Standard">Ma mentre io canto, oimè, chi m’assicura</text:p>
      <text:p text:style-name="Standard">Ch’ella mi segua ? Oimè, chi mi nasconde</text:p>
      <text:p text:style-name="Standard">De l’amate pupille il dolce lume?</text:p>
      <text:p text:style-name="Standard">Forse d’invidia punte</text:p>
      <text:p text:style-name="Standard">Le deità d’Averno,</text:p>
      <text:p text:style-name="Standard">Perch’io non sia qua giù felice appieno</text:p>
      <text:p text:style-name="Standard">Mi tolgono il mirarvi,</text:p>
      <text:p text:style-name="Standard">Luci beate e liete,</text:p>
      <text:p text:style-name="Standard">Che sol col sguardo altrui bear potete?</text:p>
      <text:p text:style-name="Standard">Ma che temi, mio core?</text:p>
      <text:p text:style-name="Standard">Ciò che vieta Pluton, comanda Amore.</text:p>
      <text:p text:style-name="Standard">A nume più possente,</text:p>
      <text:p text:style-name="Standard">Che vince uomini e dei,</text:p>
      <text:p text:style-name="Standard">Ben ubbidir dovrei.</text:p>
      <text:p text:style-name="Standard"><text:span text:style-name="T1">(Qui si fa stepito dietro la tela.)</text:span></text:p>
      <text:p text:style-name="Standard">Ma che odo? oimè lasso!</text:p>
      <text:p text:style-name="Standard">S’arman forse a miei danni</text:p>
      <text:p text:style-name="Standard">Con tal furor le Furie innamorate</text:p>
      <text:p text:style-name="Standard">Per rapirmi il mio ben? Ed io ‘l concento?</text:p>
      <text:p text:style-name="Standard"><text:span text:style-name="T1">(Qui si volta Orfeo)</text:span></text:p>
      <text:p text:style-name="Standard">O dolcissimi lumi, io pur vi veggio,</text:p>
      <text:p text:style-name="Standard">Io pur… ma qual eclissi, oimè, v’oscura?</text:p>
      <text:p text:style-name="Standard"/>
      <text:p text:style-name="Standard">SPIRITI</text:p>
      <text:p text:style-name="Standard">Rott’hai la legge, e se’ di grazia indegno.</text:p>
      <text:p text:style-name="Standard"/>
      <text:p text:style-name="Standard">EURIDICE</text:p>
      <text:p text:style-name="Standard">Ahi,vista troppo dolce e troppo amara,</text:p>
      <text:p text:style-name="Standard">Cosi per troppo amor dunque mi perdi?</text:p>
      <text:p text:style-name="Standard">Ed io, misera, perdo</text:p>
      <text:p text:style-name="Standard">Il poter più godere</text:p>
      <text:p text:style-name="Standard">E di luce e di vita, e perdo insieme</text:p>
      <text:p text:style-name="Standard">Te, d’ogni ben più caro, o mio consorte.</text:p>
      <text:p text:style-name="Standard"/>
      <text:p text:style-name="Standard">SPIRITO</text:p>
      <text:p text:style-name="Standard">Torn’a l’ombre di morte,</text:p>
      <text:p text:style-name="Standard">Infelice Euridice,</text:p>
      <text:p text:style-name="Standard">Né più sperar di riveder le stelle,</text:p>
      <text:p text:style-name="Standard">Ch’omai fia sordo a prieghi tuoi l’Inferno.</text:p>
      <text:p text:style-name="Standard"/>
      <text:p text:style-name="Standard">ORFEO</text:p>
      <text:p text:style-name="Standard">Dove ten vai, mia vita ? Ecco, io ti seguo,</text:p>
      <text:p text:style-name="Standard">Ma chi me ‘l niega, oimè? Sono o vaneggio</text:p>
      <text:p text:style-name="Standard"><text:s/>Qual occulto poter di questi orrori,</text:p>
      <text:p text:style-name="Standard">Da questi amati orrori</text:p>
      <text:p text:style-name="Standard">Mal mio grado mi tragge e mi conduce</text:p>
      <text:p text:style-name="Standard">A l’odiosa luce?</text:p>
      <text:p text:style-name="Standard"/>
      <text:p text:style-name="Standard"><text:soft-page-break/><text:span text:style-name="T1">Sinfonia</text:span></text:p>
      <text:p text:style-name="Standard">CORO DI SPIRITI</text:p>
      <text:p text:style-name="Standard">È la virtute un raggio</text:p>
      <text:p text:style-name="Standard">Di celeste bellezza,</text:p>
      <text:p text:style-name="Standard">Pregio dell’alma ond’ella sol s’apprezza,</text:p>
      <text:p text:style-name="Standard">Questa di temp’ oltraggio</text:p>
      <text:p text:style-name="Standard">Non tem’, anzi maggiore</text:p>
      <text:p text:style-name="Standard">Nell’uom rendono gl’anni il suo splendore.</text:p>
      <text:p text:style-name="Standard">Orfeo vinse l’Inferno e vinto poi</text:p>
      <text:p text:style-name="Standard">Fu dagl’affetti suoi.</text:p>
      <text:p text:style-name="Standard">Degno d’eterna gloria</text:p>
      <text:p text:style-name="Standard">Fia sol colui ch’avrà di sé vittoria.</text:p>
      <text:p text:style-name="Standard"/>
      <text:p text:style-name="Standard"><text:span text:style-name="T1">Sinfonia</text:span></text:p>
      <text:p text:style-name="Standard"/>
      <text:p text:style-name="Standard"><text:span text:style-name="T2">ATTO QUINTO</text:span></text:p>
      <text:p text:style-name="Standard"><text:span text:style-name="T1">Ritornello</text:span></text:p>
      <text:p text:style-name="Standard">ORFEO</text:p>
      <text:p text:style-name="Standard">Questi i campi di Tracia, e quest’è il loco</text:p>
      <text:p text:style-name="Standard">Dove passomm’il core</text:p>
      <text:p text:style-name="Standard">Per l’amara novella il mio dolore.</text:p>
      <text:p text:style-name="Standard">Poi che non ho più speme</text:p>
      <text:p text:style-name="Standard">Di ricovrar pregando,</text:p>
      <text:p text:style-name="Standard">Piangendo e sospirando</text:p>
      <text:p text:style-name="Standard">Il perduto mio bene,</text:p>
      <text:p text:style-name="Standard">Che posso io più se non volgermi a voi,</text:p>
      <text:p text:style-name="Standard">Selve soavi, un tempo</text:p>
      <text:p text:style-name="Standard">Conforto a miei martir, mentr’al ciel piacque</text:p>
      <text:p text:style-name="Standard">Per farvi per pietà meco languire</text:p>
      <text:p text:style-name="Standard">Al mio languire?</text:p>
      <text:p text:style-name="Standard">Voi vi doleste, o monti, e lagrimaste,</text:p>
      <text:p text:style-name="Standard">Voi sassi, al dipartir del nostro sole,</text:p>
      <text:p text:style-name="Standard">Et io con voi lagrimerò mai sempre,</text:p>
      <text:p text:style-name="Standard">E mai sempre darommi, ahi, doglia, ahi, pianto !</text:p>
      <text:p text:style-name="Standard"/>
      <text:p text:style-name="Standard">ECO</text:p>
      <text:p text:style-name="Standard">… hai pianto !</text:p>
      <text:p text:style-name="Standard"/>
      <text:p text:style-name="Standard">ORFEO</text:p>
      <text:p text:style-name="Standard">Cortese Eco amorosa,</text:p>
      <text:p text:style-name="Standard">Che sconsolata sei</text:p>
      <text:p text:style-name="Standard">E consolar mi vuoi ne’dolor miei,</text:p>
      <text:p text:style-name="Standard">Benché queste mie luci</text:p>
      <text:p text:style-name="Standard">Sien già per lagrimar fatte due fonti,</text:p>
      <text:p text:style-name="Standard">In cosi grave mia fera sventura</text:p>
      <text:p text:style-name="Standard">Non ho pianto però tanto che basti.</text:p>
      <text:p text:style-name="Standard"/>
      <text:p text:style-name="Standard">ECO</text:p>
      <text:p text:style-name="Standard">…basti!</text:p>
      <text:p text:style-name="Standard"/>
      <text:p text:style-name="Standard">ORFEO</text:p>
      <text:p text:style-name="Standard">Se gli acchi d’Argo avessi,</text:p>
      <text:p text:style-name="Standard"><text:soft-page-break/>E spandessero tutti un mar di pianto,</text:p>
      <text:p text:style-name="Standard">Non sarà il duol conforme a tanti guai.</text:p>
      <text:p text:style-name="Standard"/>
      <text:p text:style-name="Standard">ECO</text:p>
      <text:p text:style-name="Standard">…ahi!</text:p>
      <text:p text:style-name="Standard"/>
      <text:p text:style-name="Standard">ORFEO</text:p>
      <text:p text:style-name="Standard">S’hai del mio mal pietade io ti ringrazio</text:p>
      <text:p text:style-name="Standard">Di tua benignitade.</text:p>
      <text:p text:style-name="Standard">Ma mentre io mi querelo,</text:p>
      <text:p text:style-name="Standard">Deh, perché mi rispondi</text:p>
      <text:p text:style-name="Standard">Sol con gli ultimi accenti?</text:p>
      <text:p text:style-name="Standard">Rendimi tutti interi i miei lamenti.</text:p>
      <text:p text:style-name="Standard"/>
      <text:p text:style-name="Standard">Ma tu, anima mia, se mai ritorna</text:p>
      <text:p text:style-name="Standard">La tua fredda ombra a quest’amica piaggia,</text:p>
      <text:p text:style-name="Standard">Prendi da me queste tue lodi estreme,</text:p>
      <text:p text:style-name="Standard">Ch’or a te sacro la mia cetra e ‘l canto,</text:p>
      <text:p text:style-name="Standard">Come a te già sopra l’altar del core</text:p>
      <text:p text:style-name="Standard">Lo spirto acceso in scrifizio offersi.</text:p>
      <text:p text:style-name="Standard">Tu bella fusti e saggia, e in te rispose</text:p>
      <text:p text:style-name="Standard">Tutte le grazie sue cortese il cielo,</text:p>
      <text:p text:style-name="Standard">Mentre ad ogn’altra dei suoi don fu scarso.</text:p>
      <text:p text:style-name="Standard">D’ogni lingua ogni lode a te conviensi,</text:p>
      <text:p text:style-name="Standard">Ch’albergasti in bel corpo alma più bella,</text:p>
      <text:p text:style-name="Standard">Fastosa men quanto d’onor più degna.</text:p>
      <text:p text:style-name="Standard"/>
      <text:p text:style-name="Standard">Or l’altre donne son superbe e perfide</text:p>
      <text:p text:style-name="Standard">Ver chi le adora, dispietate, instabili,</text:p>
      <text:p text:style-name="Standard">Prive di senno e d’ogni pensier nobile,</text:p>
      <text:p text:style-name="Standard">Onde a ragion opra di lor non lodansi.</text:p>
      <text:p text:style-name="Standard">Quinci non fia già mai che per vil femina</text:p>
      <text:p text:style-name="Standard">Amor con aureo stal il cor traffiggami.</text:p>
      <text:p text:style-name="Standard"/>
      <text:p text:style-name="Standard"><text:span text:style-name="T1">Sinfonia</text:span></text:p>
      <text:p text:style-name="Standard"><text:span text:style-name="T1">(Apollo discende in una nuvola cantando.)</text:span></text:p>
      <text:p text:style-name="Standard">APOLLO</text:p>
      <text:p text:style-name="Standard">Perché a lo sdegno e al dolor in preda</text:p>
      <text:p text:style-name="Standard">Cosi ti doni, o figlio ?</text:p>
      <text:p text:style-name="Standard">Non è, non è consiglio</text:p>
      <text:p text:style-name="Standard">Di generoso petto</text:p>
      <text:p text:style-name="Standard">Servir al proprio affetto.</text:p>
      <text:p text:style-name="Standard">Quinci biasmo e periglio</text:p>
      <text:p text:style-name="Standard">Già sovrastar ti veggio,</text:p>
      <text:p text:style-name="Standard">Onde movo dal ciel per darti aita.</text:p>
      <text:p text:style-name="Standard">Or tu m’ascolta e n’avrai lode e vita.</text:p>
      <text:p text:style-name="Standard"/>
      <text:p text:style-name="Standard">ORFEO</text:p>
      <text:p text:style-name="Standard">Padre cortese, al maggior uopo arrivi,</text:p>
      <text:p text:style-name="Standard">Ch’a disperato fine</text:p>
      <text:p text:style-name="Standard">Con estremo dolore</text:p>
      <text:p text:style-name="Standard">M’avean condotto già sdegno ed amore.</text:p>
      <text:p text:style-name="Standard"><text:soft-page-break/>Eccomi dunque attento a tue ragioni,</text:p>
      <text:p text:style-name="Standard">Celeste padre, or ciò che vuoi m’imponi.</text:p>
      <text:p text:style-name="Standard"/>
      <text:p text:style-name="Standard">APOLLO</text:p>
      <text:p text:style-name="Standard">Troppo, troppo gioisti</text:p>
      <text:p text:style-name="Standard">Di tua lieta ventura,</text:p>
      <text:p text:style-name="Standard">Or troppo piangi</text:p>
      <text:p text:style-name="Standard">Tua sorte acerba e dura.</text:p>
      <text:p text:style-name="Standard">Ancor non sai</text:p>
      <text:p text:style-name="Standard">Come nulla quaggiù diletta e dura ?</text:p>
      <text:p text:style-name="Standard">Dunque se goder brami immortal vita,</text:p>
      <text:p text:style-name="Standard">Vientene meco al ciel, ch’a sé t’invita.</text:p>
      <text:p text:style-name="Standard"/>
      <text:p text:style-name="Standard">ORFEO</text:p>
      <text:p text:style-name="Standard">Si non vedrò più mai</text:p>
      <text:p text:style-name="Standard">De l’amata Euridice i dolci rai ?</text:p>
      <text:p text:style-name="Standard"/>
      <text:p text:style-name="Standard">APOLLO</text:p>
      <text:p text:style-name="Standard">Nel sole e nelle stelle</text:p>
      <text:p text:style-name="Standard">Vagheggerai le sue sembianze belle.</text:p>
      <text:p text:style-name="Standard"/>
      <text:p text:style-name="Standard">ORFEO</text:p>
      <text:p text:style-name="Standard">Ben di cotando padre</text:p>
      <text:p text:style-name="Standard">Sarei non degno figlio</text:p>
      <text:p text:style-name="Standard">Se non seguissi il tuo fedel consiglio.</text:p>
      <text:p text:style-name="Standard"/>
      <text:p text:style-name="Standard">APOLLO e ORFEO</text:p>
      <text:p text:style-name="Standard"><text:span text:style-name="T1">(Ascendono al cielo cantando)</text:span></text:p>
      <text:p text:style-name="Standard">Saliam cantando al cielo</text:p>
      <text:p text:style-name="Standard">Dove ha vrtù verace</text:p>
      <text:p text:style-name="Standard">Degno premio di sé, diletto e pace.</text:p>
      <text:p text:style-name="Standard"/>
      <text:p text:style-name="Standard"><text:span text:style-name="T1">Ritornello</text:span></text:p>
      <text:p text:style-name="Standard">CORO DI NINFE E PASTORI</text:p>
      <text:p text:style-name="Standard">Vanne Orfeo, felice a pieno,</text:p>
      <text:p text:style-name="Standard">A goder celeste onore</text:p>
      <text:p text:style-name="Standard">Là ‘ve ben non mai vien meno,</text:p>
      <text:p text:style-name="Standard">Là ‘ve mai non fu dolore,</text:p>
      <text:p text:style-name="Standard">Mentr’altari, incensi e voti</text:p>
      <text:p text:style-name="Standard">Noi t’offriam lieti e devoti</text:p>
      <text:p text:style-name="Standard"/>
      <text:p text:style-name="Standard">Cosi va chi non s’arretra</text:p>
      <text:p text:style-name="Standard">Al chiamar di nume eterno,</text:p>
      <text:p text:style-name="Standard">Cosi grazia in Ciel impetra</text:p>
      <text:p text:style-name="Standard">Chi qua giù provò l’Inferno;</text:p>
      <text:p text:style-name="Standard">E chi semina fra doglie</text:p>
      <text:p text:style-name="Standard">D’ogni grazia il frutto coglie.</text:p>
      <text:p text:style-name="Standard"/>
      <text:p text:style-name="P1">MORESCA</text:p>
      <text:p text:style-name="P1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10-08T09:55:32.90</meta:creation-date>
    <dc:date>2019-10-08T12:36:00.96</dc:date>
    <dc:creator>Karolina Suchecka</dc:creator>
    <meta:editing-duration>PT2H23M30S</meta:editing-duration>
    <meta:editing-cycles>15</meta:editing-cycles>
    <meta:generator>OpenOffice/4.1.6$Win32 OpenOffice.org_project/416m1$Build-9790</meta:generator>
    <meta:document-statistic meta:table-count="0" meta:image-count="0" meta:object-count="0" meta:page-count="16" meta:paragraph-count="723" meta:word-count="3565" meta:character-count="19529"/>
  </office:meta>
</office:document-meta>
</file>